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9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/>
      <style:text-properties fo:font-size="16pt" style:font-size-asian="16pt"/>
    </style:style>
    <style:style style:name="P14" style:parent-style-name="Normal" style:family="paragraph">
      <style:paragraph-properties fo:text-align="justify"/>
      <style:text-properties fo:font-size="16pt" style:font-size-asian="16pt"/>
    </style:style>
    <style:style style:name="P15" style:parent-style-name="Normal" style:family="paragraph">
      <style:paragraph-properties fo:text-align="justify"/>
      <style:text-properties fo:font-size="16pt" style:font-size-asian="16pt"/>
    </style:style>
    <style:style style:name="P16" style:parent-style-name="Normal" style:family="paragraph">
      <style:paragraph-properties fo:text-align="justify"/>
      <style:text-properties fo:font-size="16pt" style:font-size-asian="16pt"/>
    </style:style>
    <style:style style:name="P17" style:parent-style-name="Normal" style:family="paragraph">
      <style:paragraph-properties fo:text-align="justify"/>
      <style:text-properties fo:font-size="16pt" style:font-size-asian="16pt"/>
    </style:style>
    <style:style style:name="P18" style:parent-style-name="Normal" style:family="paragraph">
      <style:paragraph-properties fo:text-align="justify"/>
      <style:text-properties fo:font-size="16pt" style:font-size-asian="16pt"/>
    </style:style>
    <style:style style:name="P19" style:parent-style-name="Normal" style:family="paragraph">
      <style:paragraph-properties fo:text-align="justify"/>
      <style:text-properties fo:font-size="16pt" style:font-size-asian="16pt"/>
    </style:style>
    <style:style style:name="P20" style:parent-style-name="Normal" style:family="paragraph">
      <style:paragraph-properties fo:text-align="justify"/>
      <style:text-properties fo:font-size="16pt" style:font-size-asian="16pt"/>
    </style:style>
    <style:style style:name="P21" style:parent-style-name="Normal" style:family="paragraph">
      <style:paragraph-properties fo:text-align="justify"/>
      <style:text-properties fo:font-size="16pt" style:font-size-asian="16pt"/>
    </style:style>
    <style:style style:name="P22" style:parent-style-name="Título" style:family="paragraph">
      <style:text-properties fo:color="#000000" fo:font-size="16pt" style:font-size-asian="16pt"/>
    </style:style>
    <style:style style:name="P23" style:parent-style-name="Título" style:family="paragraph">
      <style:text-properties fo:color="#000000" fo:font-size="16pt" style:font-size-asian="16pt"/>
    </style:style>
    <style:style style:name="P24" style:parent-style-name="Título" style:family="paragraph">
      <style:text-properties fo:color="#000000" fo:font-size="16pt" style:font-size-asian="16pt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  <style:text-properties fo:font-weight="bold" style:font-weight-asian="bold"/>
    </style:style>
    <style:style style:name="P3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0" style:parent-style-name="Normal" style:family="paragraph">
      <style:paragraph-properties fo:text-align="justify"/>
    </style:style>
    <style:style style:name="TableColumn42" style:family="table-column">
      <style:table-column-properties style:column-width="0.927in"/>
    </style:style>
    <style:style style:name="TableColumn43" style:family="table-column">
      <style:table-column-properties style:column-width="0.6326in"/>
    </style:style>
    <style:style style:name="TableColumn44" style:family="table-column">
      <style:table-column-properties style:column-width="3.7666in"/>
    </style:style>
    <style:style style:name="TableColumn45" style:family="table-column">
      <style:table-column-properties style:column-width="1.5166in"/>
    </style:style>
    <style:style style:name="Table41" style:family="table">
      <style:table-properties style:width="6.843in" fo:margin-left="0in" table:align="center"/>
    </style:style>
    <style:style style:name="TableRow46" style:family="table-row">
      <style:table-row-properties style:min-row-height="0.1777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5" style:family="table-row">
      <style:table-row-properties style:min-row-height="0.1784in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P64" style:parent-style-name="Normal" style:family="paragraph">
      <style:paragraph-properties fo:text-align="justify"/>
    </style:style>
    <style:style style:name="P65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9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0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1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2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3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4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5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9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0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1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CabeçalhodoSumário" style:family="paragraph">
      <style:paragraph-properties fo:text-align="justify"/>
    </style:style>
    <style:style style:name="T89" style:parent-style-name="Fonteparág.padrão" style:family="text">
      <style:text-properties fo:color="#000000"/>
    </style:style>
    <style:style style:name="T90" style:parent-style-name="Hyperlink" style:family="text">
      <style:text-properties fo:font-weight="bold" style:font-weight-asian="bold"/>
    </style:style>
    <style:style style:name="T91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2" style:parent-style-name="Hyperlink" style:family="text">
      <style:text-properties fo:font-weight="bold" style:font-weight-asian="bold"/>
    </style:style>
    <style:style style:name="T93" style:parent-style-name="Hyperlink" style:family="text">
      <style:text-properties fo:font-weight="bold" style:font-weight-asian="bold"/>
    </style:style>
    <style:style style:name="T94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5" style:parent-style-name="Hyperlink" style:family="text">
      <style:text-properties fo:font-weight="bold" style:font-weight-asian="bold"/>
    </style:style>
    <style:style style:name="T96" style:parent-style-name="Hyperlink" style:family="text">
      <style:text-properties fo:font-weight="bold" style:font-weight-asian="bold"/>
    </style:style>
    <style:style style:name="T97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8" style:parent-style-name="Hyperlink" style:family="text">
      <style:text-properties fo:font-weight="bold" style:font-weight-asian="bold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P119" style:parent-style-name="Título2" style:list-style-name="LFO1" style:family="paragraph">
      <style:paragraph-properties fo:break-before="page" fo:text-align="justify"/>
      <style:text-properties fo:font-weight="bold" style:font-weight-asian="bold"/>
    </style:style>
    <style:style style:name="P120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21" style:parent-style-name="ParágrafodaLista" style:list-style-name="LFO12" style:family="paragraph"/>
    <style:style style:name="P122" style:parent-style-name="ParágrafodaLista" style:list-style-name="LFO12" style:family="paragraph"/>
    <style:style style:name="P123" style:parent-style-name="ParágrafodaLista" style:list-style-name="LFO12" style:family="paragraph"/>
    <style:style style:name="P124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25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ANÁLISE DA ARQUITETURA</text:p>
      <text:p text:style-name="P23">Controle de patrimônio<text:s/>–<text:s/>ContPatri</text:p>
      <text:p text:style-name="P24">Versão 1.0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Goiânia,<text:s/>1 de setembro de 2013</text:p>
      <text:soft-page-break/>
      <text:p text:style-name="P39">Histórico de revisões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01/09/2013</text:p>
          </table:table-cell>
          <table:table-cell table:style-name="TableCell58">
            <text:p text:style-name="P59">1.0</text:p>
          </table:table-cell>
          <table:table-cell table:style-name="TableCell60">
            <text:p text:style-name="P61">Análise da completude da arquitetura</text:p>
          </table:table-cell>
          <table:table-cell table:style-name="TableCell62">
            <text:p text:style-name="P63">Raul, Ulysses</text:p>
          </table:table-cell>
        </table:table-row>
      </table:table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2"><text:a xlink:href="#_Toc365821478" office:target-frame-name="_top" xlink:show="replace"><text:span text:style-name="T90">1.</text:span><text:span text:style-name="T91"><text:tab/></text:span><text:span text:style-name="T92">Objetivos</text:span><text:tab/>4</text:a></text:p>
          <text:p text:style-name="Sumário2"><text:a xlink:href="#_Toc365821479" office:target-frame-name="_top" xlink:show="replace"><text:span text:style-name="T93">2.</text:span><text:span text:style-name="T94"><text:tab/></text:span><text:span text:style-name="T95">Descrição</text:span><text:tab/>4</text:a></text:p>
          <text:p text:style-name="Sumário2"><text:a xlink:href="#_Toc365821480" office:target-frame-name="_top" xlink:show="replace"><text:span text:style-name="T96">3.</text:span><text:span text:style-name="T97"><text:tab/></text:span><text:span text:style-name="T98">Conclusão</text:span><text:tab/>4</text:a></text:p>
        </text:index-body>
      </text:table-of-conten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Normal"><text:bookmark-start text:name="_Toc365821478"/></text:p>
      <text:soft-page-break/>
      <text:list text:style-name="LFO1" text:continue-numbering="true">
        <text:list-item>
          <text:p text:style-name="P119">Objetivos<text:bookmark-end text:name="_Toc365821478"/><text:s/></text:p>
        </text:list-item>
      </text:list>
      <text:p text:style-name="Normal">Analisar e verificar a completude dos documentos referentes à arquitetura do ContPatri.</text:p>
      <text:list text:style-name="LFO1" text:continue-numbering="true">
        <text:list-item>
          <text:p text:style-name="P120"><text:bookmark-start text:name="_Toc365821479"/>Descrição<text:bookmark-end text:name="_Toc365821479"/></text:p>
        </text:list-item>
      </text:list>
      <text:p text:style-name="Normal">A arquitetura do ContPatri foi analisada para que pudesse ser levantada qualquer<text:s/>falha ou esquecimento quanto às funcionalidades do sistema.<text:line-break/>Foram feitas algumas perguntas que foram respondidas ao se analisar a arquitetura:</text:p>
      <text:list text:style-name="LFO12" text:continue-numbering="true">
        <text:list-item>
          <text:p text:style-name="P121">Todos os requisitos foram abordados pela arquitetura?<text:s/><text:line-break/>Sim.</text:p>
        </text:list-item>
        <text:list-item>
          <text:p text:style-name="P122">A arquitetura está suficiente?<text:s/><text:line-break/>Sim.</text:p>
        </text:list-item>
        <text:list-item>
          <text:p text:style-name="P123">Para o projeto atual, a arquitetura está adequada?<text:line-break/>Devido ao curto período para execução do projeto, acreditamos que seria difícil implementar todos os requistos não-funcionais como confiabilidade e Sistema de Ajuda e de Documentação de Usuário On-line, por exemplo.<text:line-break/>Foi estabelecido que o CONTPATRI MOBILE deverá ser utilizado nos formatos smartphone ou tablet, porém o formato smartphone deveria ser priorizado.<text:line-break/>Interfaces de Comunicação definidas em USB, WI-FI, 3G e outras: <text:s/>utilizar somente comunicação via web-service, logo qualquer rede de dados utilizada pelo dispositivo móvel deve ser capaz de realizar a comunicação. Não deve ser gasto tempo pensando em como se comunicar com o servidor via USB, por exemplo.</text:p>
        </text:list-item>
      </text:list>
      <text:list text:style-name="LFO1" text:continue-numbering="true">
        <text:list-item>
          <text:p text:style-name="P124"><text:bookmark-start text:name="_Toc365821480"/>Conclusão<text:bookmark-end text:name="_Toc365821480"/></text:p>
        </text:list-item>
      </text:list>
      <text:p text:style-name="Normal">Não há necessidade de alteração na arquitetura.<text:s/><text:line-break/>Todos os pontos levantados, que foram considerados nessa análise como um risco em relação ao prazo do projeto, são originados nos requisitos. Ou seja, caso haja a necessidade de reduzir o escopo, a arquitetura deverá ser novamente revisada para uma análise de impacto.</text:p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4Char" style:display-name="Título 4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ítulo5Char" style:display-name="Título 5 Char" style:family="text" style:parent-style-name="Fonteparág.padrão">
      <style:text-properties style:font-name="Calibri Light" style:font-name-asian="Times New Roman" style:font-name-complex="Times New Roman" fo:font-size="14pt" style:font-size-asian="14pt" style:font-size-complex="14pt"/>
    </style:style>
    <style:style style:name="Título6Char" style:display-name="Título 6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ítulo7Char" style:display-name="Título 7 Char" style:family="text" style:parent-style-name="Fonteparág.padrão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8Char" style:display-name="Título 8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9Char" style:display-name="Título 9 Char" style:family="text" style:parent-style-name="Fonteparág.padrão">
      <style:text-properties fo:font-weight="bold" style:font-weight-asian="bold" style:font-weight-complex="bold" fo:font-style="italic" style:font-style-asian="italic" style:font-style-complex="italic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ítulo" style:display-name="Subtítulo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fo:color="#44546A" fo:font-size="14pt" style:font-size-asian="14pt" style:font-size-complex="1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7B7B7B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2E74B5" fo:font-size="14pt" style:font-size-asian="14pt" style:font-size-complex="14pt" fo:hyphenate="false"/>
    </style:style>
    <style:style style:name="CitaçãoIntensaChar" style:display-name="Citação Intensa Char" style:family="text" style:parent-style-name="Fonteparág.padrão">
      <style:text-properties style:font-name="Calibri Light" style:font-name-asian="Times New Roman" style:font-name-complex="Times New Roman" fo:text-transform="uppercase" fo:color="#2E74B5" fo:font-size="14pt" style:font-size-asian="14pt" style:font-size-complex="14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eferênciaSutil" style:display-name="Referência Sutil" style:family="text" style:parent-style-name="Fonteparág.padrão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text-transform="none" fo:font-variant="small-caps" fo:letter-spacing="normal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458in">
        <style:tab-stops>
          <style:tab-stop style:type="left" style:position="0.3465in"/>
          <style:tab-stop style:type="right" style:leader-style="dotted" style:leader-text="." style:position="6.5402in"/>
        </style:tab-stops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Padrão" style:display-name="Padrão" style:family="paragraph">
      <style:paragraph-properties fo:margin-bottom="0.1388in" fo:line-height="115%">
        <style:tab-stops>
          <style:tab-stop style:type="left" style:position="0.4916in"/>
        </style:tab-stops>
      </style:paragraph-properties>
      <style:text-properties style:font-name="Calibri" style:font-name-asian="SimSun" style:font-name-complex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abela" style:display-name="Tabela" style:family="paragraph" style:parent-style-name="Normal">
      <style:paragraph-properties fo:margin-bottom="0in" fo:line-height="100%"/>
      <style:text-properties style:font-name="Arial" style:font-name-asian="Times" style:font-name-complex="Times New Roman" fo:font-size="10pt" style:font-size-asian="10pt" style:font-size-complex="8pt" style:language-asian="pt" style:country-asian="BR" fo:hyphenate="false"/>
    </style:style>
    <style:style style:name="Tabletext" style:display-name="Tabletext" style:family="paragraph" style:parent-style-name="Normal">
      <style:paragraph-properties fo:keep-together="always" fo:widows="0" fo:orphans="0" style:text-autospace="none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 style:font-name-complex="Symbol" fo:font-size="12pt" style:font-size-asian="12pt" style:font-size-complex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03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.037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9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3.2958in"/>
    </style:style>
    <style:style style:name="TableColumn4" style:family="table-column">
      <style:table-column-properties style:column-width="3.2965in"/>
    </style:style>
    <style:style style:name="Table2" style:family="table">
      <style:table-properties style:width="6.5923in" fo:margin-left="0in" table:align="left"/>
    </style:style>
    <style:style style:name="TableRow5" style:family="table-row">
      <style:table-row-properties style:min-row-height="0.1777in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Cabeçalho" style:family="paragraph">
      <style:paragraph-properties>
        <style:tab-stops>
          <style:tab-stop style:type="left" style:position="0.9402in"/>
          <style:tab-stop style:type="left" style:position="1.2236in"/>
        </style:tab-stops>
      </style:paragraph-properties>
    </style:style>
    <style:style style:name="TableRow9" style:family="table-row">
      <style:table-row-properties style:min-row-height="0.1784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Rodapé" style:family="paragraph">
      <style:paragraph-properties fo:text-align="end"/>
    </style:style>
    <style:style style:name="P13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ContPatri – Controle<text:s/>de Patrimônio</text:p>
            </table:table-cell>
            <table:table-cell table:style-name="TableCell7">
              <text:p text:style-name="P8">Versão: 1.0<text:tab/></text:p>
            </table:table-cell>
          </table:table-row>
          <table:table-row table:style-name="TableRow9">
            <table:table-cell table:style-name="TableCell10">
              <text:p text:style-name="Cabeçalho">CONTPATRI_COM_Análise_da_arquitetura</text:p>
            </table:table-cell>
            <table:table-cell table:style-name="TableCell11">
              <text:p text:style-name="Cabeçalho">Data:<text:s/>01/09/2013</text:p>
            </table:table-cell>
          </table:table-row>
        </table:table>
        <text:p text:style-name="Cabeçalho"/>
      </style:header>
      <style:footer>
        <text:p text:style-name="P12"><text:page-number text:fixed="false">2</text:page-number></text:p>
        <text:p text:style-name="Rodapé"/>
      </style:footer>
    </style:master-page>
    <style:master-page style:next-style-name="MP0" style:name="MPF0" style:page-layout-name="PL0">
      <style:footer>
        <text:p text:style-name="P13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haissa</meta:initial-creator>
    <dc:creator>Raul</dc:creator>
    <meta:creation-date>2013-09-01T20:59:00Z</meta:creation-date>
    <dc:date>2013-09-01T20:59:00Z</dc:date>
    <meta:template xlink:href="Normal.dotm" xlink:type="simple"/>
    <meta:editing-cycles>2</meta:editing-cycles>
    <meta:editing-duration>PT240S</meta:editing-duration>
    <meta:document-statistic meta:page-count="4" meta:paragraph-count="4" meta:word-count="318" meta:character-count="2035" meta:row-count="14" meta:non-whitespace-character-count="1721"/>
  </office:meta>
</office:document-meta>
</file>